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fo:color="#0072e4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fo:color="#7030a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6666ff" fo:font-style="italic"/>
    </style:style>
    <style:style style:name="T32" style:family="text">
      <style:text-properties fo:font-size="10.00pt" fo:font-weight="normal" fo:font-family="'Times New Roman'" style:font-family-asian="'Times New Roman'" style:font-family-complex="'Times New Roman'" fo:background-color="transparent" fo:color="#7030a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fo:color="#6666ff" fo:font-style="italic"/>
    </style:style>
    <style:style style:name="T46" style:family="text">
      <style:text-properties fo:font-size="11.00pt" fo:font-weight="normal" fo:font-family="'Times New Roman'" style:font-family-asian="'Times New Roman'" style:font-family-complex="'Times New Roman'" fo:background-color="transparent" fo:color="#7030a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fo:color="#6666ff" fo:font-style="italic"/>
    </style:style>
    <style:style style:name="T52" style:family="text">
      <style:text-properties fo:font-size="12.00pt" fo:font-weight="normal" fo:font-family="Arial" style:font-family-asian="Arial" style:font-family-complex="Arial" fo:background-color="transparent" fo:color="#7030a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fo:color="#6666ff" fo:font-style="italic"/>
    </style:style>
    <style:style style:name="T58" style:family="text">
      <style:text-properties fo:font-size="12.00pt" fo:font-weight="normal" fo:font-family="Calibri" style:font-family-asian="Calibri" style:font-family-complex="Calibri" fo:background-color="#000000" fo:color="#ffffff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2.00pt" fo:font-weight="normal" fo:font-family="Arial" style:font-family-asian="Arial" style:font-family-complex="Arial" fo:background-color="transparent" fo:color="#6666ff" fo:font-style="italic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3" style:family="text">
      <style:text-properties fo:font-size="12.00pt" fo:font-weight="normal" fo:font-family="Arial" style:font-family-asian="Arial" style:font-family-complex="Arial" fo:background-color="transparent" fo:color="#6666ff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transparent" fo:color="#6666ff" fo:font-style="italic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fo:color="#7030a0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2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5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IMPLANTACIÓN DE SISTEMAS OPERATIVOS<text:s/></text:span><text:span text:style-name="T3">–</text:span><text:span text:style-name="T4"><text:s/>1</text:span><text:span text:style-name="T5">º ASIR</text:span></text:p>
      <text:p text:style-name="P2"><text:span text:style-name="T6"/></text:p>
      <text:p text:style-name="P3"><text:span text:style-name="T6"/></text:p>
      <text:p text:style-name="P3"><text:span text:style-name="T7">Ejercicio 1</text:span><text:span text:style-name="T8"><text:s/>(</text:span><text:span text:style-name="T9">3 puntos</text:span><text:span text:style-name="T10"><text:s/>mediante CMD)</text:span></text:p>
      <text:p text:style-name="P3"><text:span text:style-name="T11"/></text:p>
      <text:p text:style-name="P4"><text:span text:style-name="T12">Crear (utilizando dos discos nuevos de Virtualbox) un volumen RAID1 de 400MB formateado NTFS y la letra de unidad R: con tamaño de bloque 2048 y etiqueta<text:s/></text:span><text:span text:style-name="T13">DATOS1</text:span><text:span text:style-name="T14"><text:s/>y un disco simple (otro disco nuevo Virtualbox)<text:s text:c="2"/>ExFat de 200MB con letra de unidad S: y etiqueta<text:s/></text:span><text:span text:style-name="T15">DATOS2</text:span><text:span text:style-name="T16"><text:s/>con tamaño de bloque indiferente</text:span><text:span text:style-name="T17">.<text:s/></text:span><text:span text:style-name="T18">Saca la lista de discos, particiones y volúmenes a un fichero llamado<text:s/></text:span><text:span text:style-name="T19">DISKPART.TXT</text:span><text:span text:style-name="T20"><text:s/>en el escritorio del administrador y posteriormente muestra su contenido.</text:span></text:p>
      <text:p text:style-name="P4"><text:span text:style-name="T21"/></text:p>
      <text:p text:style-name="P4"><text:span text:style-name="T21">Abre la línea de comandos como administrador.</text:span></text:p>
      <text:p text:style-name="P4"><text:span text:style-name="T21">Escribe "diskpart" para abrir la utilidad DiskPart.</text:span></text:p>
      <text:p text:style-name="P4"><text:span text:style-name="T21">Escribe "list disk" para mostrar una lista de los discos disponibles.</text:span></text:p>
      <text:p text:style-name="P4"><text:span text:style-name="T21"><text:s/>Anota el número de disco correspondiente a los dos discos nuevos de VirtualBox y al disco simple.</text:span></text:p>
      <text:p text:style-name="P4"><text:span text:style-name="T21">Escribe "select disk X" para seleccionar el primer disco nuevo de VirtualBox, donde "X" es el número de disco.</text:span></text:p>
      <text:p text:style-name="P4"><text:span text:style-name="T21"><text:s/>Repite este paso para el segundo disco nuevo de VirtualBox y para el disco simple.</text:span></text:p>
      <text:p text:style-name="P4"><text:span text:style-name="T21">Escribe "create partition primary size=400" para crear una partición primaria de 400 MB en cada uno de los dos discos nuevos de VirtualBox.</text:span></text:p>
      <text:p text:style-name="P4"><text:span text:style-name="T21">Escribe "create partition primary size=200" para crear una partición primaria de 200 MB en el disco simple.</text:span></text:p>
      <text:p text:style-name="P4"><text:span text:style-name="T21">Escribe "select partition 1" para seleccionar la partición recién creada en el primer disco nuevo de VirtualBox. </text:span></text:p>
      <text:p text:style-name="P4"><text:span text:style-name="T21">Repite este paso para la partición recién creada en el segundo disco nuevo de VirtualBox.</text:span></text:p>
      <text:p text:style-name="P4"><text:span text:style-name="T21">Escribe "format fs=ntfs quick unit=2048 label=DATOS1" para formatear las particiones seleccionadas en NTFS con una unidad de asignación de 2048 bytes y etiquetarlas como "DATOS1". </text:span></text:p>
      <text:p text:style-name="P4"><text:span text:style-name="T21">Repite este paso para la partición recién creada en el disco simple, pero en lugar de NTFS utiliza ExFat.</text:span></text:p>
      <text:p text:style-name="P4"><text:span text:style-name="T21">Escribe "assign letter=R" para asignar la letra de unidad R: a la partición formateada en el primer disco nuevo de VirtualBox. </text:span></text:p>
      <text:p text:style-name="P4"><text:span text:style-name="T21">Repite este paso para la partición formateada en el segundo disco nuevo de VirtualBox, pero en lugar de R: utiliza S:.</text:span></text:p>
      <text:p text:style-name="P4"><text:span text:style-name="T21">Escribe "assign letter=S" para asignar la letra de unidad S: a la partición formateada en el disco simple.</text:span></text:p>
      <text:p text:style-name="P4"><text:span text:style-name="T21">Escribe "list disk" para mostrar una lista de los discos disponibles y sus letras de unidad asignadas. </text:span></text:p>
      <text:p text:style-name="P4"><text:span text:style-name="T21">Anota la letra de unidad asignada a cada uno de los discos nuevos de VirtualBox y al disco simple.</text:span></text:p>
      <text:p text:style-name="P4"><text:span text:style-name="T21">Escribe "list volume" para mostrar una lista de los volúmenes disponibles y sus letras de unidad asignadas.</text:span></text:p>
      <text:p text:style-name="P4"><text:span text:style-name="T21">Escribe "exit" para salir de la utilidad DiskPart.</text:span></text:p>
      <text:p text:style-name="P4"><text:span text:style-name="T21">Escribe "diskpart /s C:\Users\Administrator\Desktop\DISKPART.TXT" para crear un archivo de texto llamado DISKPART.TXT en el escritorio del administrador que contenga la lista de discos, particiones y volúmenes.</text:span></text:p>
      <text:p text:style-name="P4"><text:span text:style-name="T21">Escribe "type C:\Users\Administrator\Desktop\DISKPART.TXT" para mostrar el contenido del archivo de texto DISKPART.TXT en la pantalla.</text:span></text:p>
      <text:p text:style-name="P4"><text:span text:style-name="T21"/></text:p>
      <text:p text:style-name="P4"><text:span text:style-name="T21"/></text:p>
      <text:p text:style-name="P4"><text:span text:style-name="T21">[Para crear un disco simple realimos una partición con el siguiente comando;</text:span></text:p>
      <text:p text:style-name="P4"><text:span text:style-name="T21">Create partition primary</text:span></text:p>
      <text:p text:style-name="P4"><text:span text:style-name="T21">Seguidamente ejecutamos el comando para formatear;</text:span></text:p>
      <text:p text:style-name="P4"><text:span text:style-name="T21">Format fs=exfat label=DATOS2]</text:span></text:p>
      <text:p text:style-name="P5"><text:span text:style-name="T22"/></text:p>
      <text:p text:style-name="P5"><text:span text:style-name="T23">Ejercicio 2<text:s/></text:span><text:span text:style-name="T24">(4 puntos)</text:span></text:p>
      <text:p text:style-name="P5"><text:span text:style-name="T25"/></text:p>
      <text:p text:style-name="P6"><text:span text:style-name="T26">“Mapear” o insertar en Virtualbox la imagen examen.iso que hay en el NAS y copiar todo su contenido por comando a la nueva unidad R:<text:s text:c="2"/>a una carpeta nueva llamada<text:s/></text:span><text:span text:style-name="T27">CONFIDENCIAL</text:span><text:span text:style-name="T28">. Pon atributo de<text:s/></text:span><text:span text:style-name="T29">solo lectura</text:span><text:span text:style-name="T30"><text:s/>a todos los ficheros copiados a ésta carpeta.<text:s/></text:span><text:span text:style-name="T31">(1 punto)</text:span></text:p>
      <text:p text:style-name="P6"><text:span text:style-name="T32">mkdir R:\CONFIDENCIAL</text:span></text:p>
      <text:p text:style-name="P6"><text:span text:style-name="T32">xcopy /s /k /r /y R:\*.* R:\CONFIDENCIAL\*.*</text:span></text:p>
      <text:p text:style-name="P6"><text:span text:style-name="T32">attrib +r R:\CONFIDENCIAL\*.*</text:span></text:p>
      <text:p text:style-name="P6"><text:span text:style-name="T33"/></text:p>
      <text:p text:style-name="P6"><text:span text:style-name="T34">-Crear por comando un grupo<text:s text:c="2"/>llamado<text:s/></text:span><text:span text:style-name="T35">soporte<text:s/></text:span><text:span text:style-name="T36">y un usuario<text:s/></text:span><text:span text:style-name="T37">operador<text:s/></text:span><text:span text:style-name="T38">con contraseña<text:s/></text:span><text:span text:style-name="T39">P@ssw0rd</text:span><text:span text:style-name="T40"><text:s/>perteneciente al mismo. Añade posteriormente a<text:s/></text:span><text:span text:style-name="T41">sysadmin</text:span><text:span text:style-name="T42"><text:s/>al grupo de<text:s/></text:span><text:span text:style-name="T43">administradores</text:span><text:span text:style-name="T44">.<text:s/></text:span><text:span text:style-name="T45">(1 punto)</text:span></text:p>
      <text:p text:style-name="P6"><text:span text:style-name="T46">net localgroup soporte /add</text:span></text:p>
      <text:p text:style-name="P6"><text:span text:style-name="T46">net user operador P@ssw0rd /add /group:soporte</text:span></text:p>
      <text:p text:style-name="P6"><text:span text:style-name="T46">net localgroup administrators sysadmin /add</text:span></text:p>
      <text:p text:style-name="P6"><text:span text:style-name="T47"/></text:p>
      <text:p text:style-name="P6"><text:span text:style-name="T48">-Meter un listado de los usuarios y grupos locales en un fichero llamado<text:s/></text:span><text:span text:style-name="T49">usergroups.txt</text:span><text:span text:style-name="T50"><text:s/>en la unidad R:<text:s text:c="2"/></text:span><text:span text:style-name="T51">(1 punto)</text:span></text:p>
      <text:p text:style-name="P6"><text:span text:style-name="T52">net user &gt; R:\usergroups.txt</text:span></text:p>
      <text:p text:style-name="P6"><text:span text:style-name="T52">net localgroup &gt;&gt; R:\usergroups.txt</text:span></text:p>
      <text:p text:style-name="P6"><text:span text:style-name="T53"/></text:p>
      <text:p text:style-name="P6"><text:span text:style-name="T53"/></text:p>
      <text:p text:style-name="P6"><text:span text:style-name="T54">-Chequea<text:s/></text:span><text:span text:style-name="T55">corrigiendo los posibles problemas</text:span><text:span text:style-name="T56"><text:s/>encontrados el filesystem en<text:s text:c="2"/>R:<text:s text:c="2"/></text:span><text:span text:style-name="T57">(1 punto)</text:span></text:p>
      <text:p text:style-name="P6"><text:span text:style-name="T58">chkdsk R: /f</text:span></text:p>
      <text:p text:style-name="P7"><text:span text:style-name="T59"/></text:p>
      <text:p text:style-name="P7"><text:span text:style-name="T60">Ejercicio 3</text:span><text:span text:style-name="T61"><text:s/>(3 puntos)</text:span></text:p>
      <text:p text:style-name="P7"><text:span text:style-name="T62"/></text:p>
      <text:p text:style-name="P7"><text:span text:style-name="T63">- Crea en R: con powershell una carpeta compartida llamada<text:s/></text:span><text:span text:style-name="T64">EXAMEN</text:span><text:span text:style-name="T65"><text:s/>con acceso total mostrando posteriormente todos los recursos compartidos<text:s/></text:span><text:span text:style-name="T66">(1 punto)</text:span></text:p>
      <text:p text:style-name="P7"><text:span text:style-name="T67"/></text:p>
      <text:p text:style-name="P7"><text:span text:style-name="T68">-<text:s/></text:span><text:span text:style-name="T69">Obtén con powershell todas las ACEs de los permisos NTFS de<text:s/></text:span><text:span text:style-name="T70">EXAMEN</text:span><text:span text:style-name="T71"><text:s/></text:span><text:span text:style-name="T72">(</text:span><text:span text:style-name="T73">1 punto)</text:span></text:p>
      <text:p text:style-name="P7"><text:span text:style-name="T74"/></text:p>
      <text:p text:style-name="P7"><text:span text:style-name="T75">- Saca todos los parámetros tcpip actuales del registro<text:s/></text:span><text:span text:style-name="T76">(1 punto)</text:span></text:p>
      <text:p text:style-name="P7"><text:span text:style-name="T77"/></text:p>
      <text:p text:style-name="P7"><text:span text:style-name="T78">New-Item -Path "R:\EXAMEN" -ItemType Directory</text:span></text:p>
      <text:p text:style-name="P7"><text:span text:style-name="T78">$Acl = Get-Acl "R:\EXAMEN"</text:span></text:p>
      <text:p text:style-name="P7"><text:span text:style-name="T78">$Ar = New-Object System.Security.AccessControl.FileSystemAccessRule("Everyone", "FullControl", "Allow")</text:span></text:p>
      <text:p text:style-name="P7"><text:span text:style-name="T78">$Acl.SetAccessRule($Ar)</text:span></text:p>
      <text:p text:style-name="P7"><text:span text:style-name="T78">Set-Acl "R:\EXAMEN" $Acl</text:span></text:p>
      <text:p text:style-name="P7"><text:span text:style-name="T78">Get-Acl "R:\EXAMEN"</text:span></text:p>
      <text:p text:style-name="P7"><text:span text:style-name="T78">Get-ItemProperty -Path "HKLM:\SYSTEM\CurrentControlSet\Services\Tcpip\Parameters\"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